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2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language-asian="ja" style:country-asian="JP" style:font-size-complex="14pt"/>
    </style:style>
    <style:style style:name="P3" style:family="paragraph" style:parent-style-name="Text_20_body" style:list-style-name="L1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language-asian="ja" style:country-asian="JP" style:font-size-complex="14pt"/>
    </style:style>
    <style:style style:name="P4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66ff66" style:font-size-asian="15pt" style:font-size-complex="15pt"/>
    </style:style>
    <style:style style:name="P6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size="14pt" style:font-size-asian="14pt" style:font-size-complex="14pt"/>
    </style:style>
    <style:style style:name="P7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size="14pt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cc" style:font-size-asian="15pt" style:font-size-complex="15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10" style:family="paragraph" style:parent-style-name="Standard">
      <style:text-properties fo:font-size="14pt" style:font-size-asian="14pt" style:language-asian="ja" style:country-asian="JP" style:font-size-complex="14pt"/>
    </style:style>
    <style:style style:name="P11" style:family="paragraph" style:parent-style-name="Standard" style:list-style-name="L1"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11"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12"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13">
      <style:text-properties fo:font-size="14pt" style:font-size-asian="14pt" style:language-asian="ja" style:country-asian="JP" style:font-size-complex="14pt"/>
    </style:style>
    <style:style style:name="P15" style:family="paragraph" style:parent-style-name="Standard">
      <style:text-properties style:font-name="Arial" fo:font-size="14pt" fo:font-style="italic" fo:font-weight="bold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color="#ff3333" fo:font-size="18pt" fo:background-color="#ffff00" style:font-size-asian="18pt" style:language-asian="ja" style:country-asian="JP" style:font-size-complex="18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9" style:family="paragraph" style:parent-style-name="Table_20_Contents" style:list-style-name="L8">
      <style:text-properties fo:font-size="14pt" style:font-size-asian="14pt" style:language-asian="ja" style:country-asian="JP" style:font-size-complex="14pt"/>
    </style:style>
    <style:style style:name="P20" style:family="paragraph" style:parent-style-name="Table_20_Contents" style:list-style-name="L9">
      <style:text-properties fo:font-size="14pt" style:font-size-asian="14pt" style:language-asian="ja" style:country-asian="JP" style:font-size-complex="14pt"/>
    </style:style>
    <style:style style:name="P21" style:family="paragraph" style:parent-style-name="Table_20_Contents" style:list-style-name="L10">
      <style:text-properties fo:font-size="14pt" style:font-size-asian="14pt" style:language-asian="ja" style:country-asian="JP" style:font-size-complex="14pt"/>
    </style:style>
    <style:style style:name="P22" style:family="paragraph" style:parent-style-name="Table_20_Contents">
      <style:text-properties style:language-asian="ja" style:country-asian="JP"/>
    </style:style>
    <style:style style:name="T1" style:family="text">
      <style:text-properties fo:color="#ff3333"/>
    </style:style>
    <style:style style:name="T2" style:family="text">
      <style:text-properties style:font-name="Arimo" fo:letter-spacing="normal"/>
    </style:style>
    <style:style style:name="T3" style:family="text">
      <style:text-properties style:font-name="Arimo" fo:letter-spacing="normal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Arimo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letter-spacing="normal" style:font-name-asian="Arimo" style:font-style-asian="normal" style:font-weight-asian="normal"/>
    </style:style>
    <style:style style:name="T6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res freeJVEMV6 52#7 </text:span><text:span text:style-name="T4">35</text:span><text:span text:style-name="T2"> / 52. </text:span><text:span text:style-name="T5">自然観察 </text:span><text:span text:style-name="T2">n.o. / 7. </text:span><text:span text:style-name="T5">鳥 </text:span><text:span text:style-name="T2">birds / </text:span><text:span text:style-name="T3">20190924_233815</text:span></text:p>
      <text:p text:style-name="P9"/>
      <text:list xml:id="list1528539693238362772" text:style-name="L14">
        <text:list-item>
          <text:p text:style-name="P2">オオルリ</text:p>
          <text:list>
            <text:list-item>
              <text:p text:style-name="P6">94_ooruri_bc.mp3</text:p>
            </text:list-item>
            <text:list-item>
              <text:p text:style-name="P6">sounds</text:p>
              <text:list>
                <text:list-item>
                  <text:p text:style-name="P6">3.863 – 5.007 : utter-1</text:p>
                  <text:list>
                    <text:list-item>
                      <text:p text:style-name="P6"><text:s/><text:span text:style-name="T6">キュッ3キュ4キュ5ーキュ3# (4 syllables)</text:span></text:p>
                    </text:list-item>
                  </text:list>
                </text:list-item>
                <text:list-item>
                  <text:p text:style-name="P7">7.933 – 9.644 : utter-2</text:p>
                  <text:list>
                    <text:list-item>
                      <text:p text:style-name="P7">キュー3ピー5キュー2#キュピッ2 (4 syllables)</text:p>
                    </text:list-item>
                  </text:list>
                </text:list-item>
                <text:list-item>
                  <text:p text:style-name="P7">12.815 – 14.798</text:p>
                  <text:list>
                    <text:list-item>
                      <text:p text:style-name="P7">キリ3キリ3キリ3キュ2ル2ル2ツ5ピュ2ー</text:p>
                    </text:list-item>
                    <text:list-item>
                      <text:p text:style-name="P7">speed-0.16 : (12.815 + 0.075) – (xx + 0.819)</text:p>
                      <text:list>
                        <text:list-item>
                          <text:p text:style-name="P7">フ3オ4フ3オ4 – フ3オ4フ2オ4 – フ3オ4フ2オ4フ3オ4 (7 syllables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609193514554903022" text:style-name="L16">
        <text:list-item>
          <text:p text:style-name="P3">コマドリ</text:p>
        </text:list-item>
      </text:list>
      <text:p text:style-name="P4"/>
      <text:p text:style-name="P5">[/ 20190925_000015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06:06:17.89</meta:creation-date>
    <meta:document-statistic meta:table-count="0" meta:image-count="0" meta:object-count="0" meta:page-count="1" meta:paragraph-count="15" meta:word-count="152" meta:character-count="384"/>
    <dc:date>2019-09-25T06:08:11.22</dc:date>
    <dc:creator>iwabuchi ken</dc:creator>
    <meta:editing-duration>PT1M53S</meta:editing-duration>
    <meta:editing-cycles>1</meta:editing-cycles>
    <meta:generator>OpenOffice/4.1.3$Win32 OpenOffice.org_project/413m1$Build-9783</meta:generator>
  </office:meta>
</office:document-meta>
</file>